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rentz Bethany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phie Bauman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illiam Beecham jam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ady Nadea Zhane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van Ca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atelyn Cao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eal Cheng 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eorge Delp 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tthew Dent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hakal Aashis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rain Abe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guibar Paulin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ohn William Emers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niel Gomez carlo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enneth Gree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aggard ethan Corbi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lder sushmit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udson Hargett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imed Tah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ipskind Austi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oulihan Jam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ames Kim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imsanboev Bekzod 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ngendoen Noah Patrick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im Kayly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rtinez Brady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cgee madison Elizabet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laughlin Jare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ller Jacob Benjami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guyen Christina May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guyen Hanna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guyen Bae kim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rtiz Elliz Yohelvi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eterson jarret Tayl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ham Minh Du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tter Maureen li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ardon Kathry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i Ross 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loni Jaromi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manonok max Steve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wetman Joseph Byron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ssaint Kay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a Michell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 Justin 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andygriff Colt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illiams Jacob Kendrick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arker Yat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hou Youkai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04:17:23.623538008</meta:creation-date>
    <dc:date>2024-03-15T13:11:27.150656727</dc:date>
    <meta:editing-duration>PT1H3M11S</meta:editing-duration>
    <meta:editing-cycles>2</meta:editing-cycles>
    <meta:generator>LibreOffice/7.3.7.2$Linux_X86_64 LibreOffice_project/30$Build-2</meta:generator>
    <meta:document-statistic meta:table-count="1" meta:cell-count="102" meta:object-count="0"/>
  </office:meta>
</office:document-meta>
</file>